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center"/>
      <style:text-properties style:font-name="Calibri" style:font-name-complex="Calibri" fo:language="en"/>
    </style:style>
    <style:style style:name="P2" style:parent-style-name="Normal" style:family="paragraph">
      <style:paragraph-properties fo:widows="0" fo:orphans="0" style:text-autospace="none"/>
      <style:text-properties style:font-name="Calibri" style:font-name-complex="Calibri" fo:language="en"/>
    </style:style>
    <style:style style:name="P3" style:parent-style-name="Normal" style:family="paragraph">
      <style:paragraph-properties fo:widows="0" fo:orphans="0" style:text-autospace="none"/>
      <style:text-properties style:font-name="Calibri" style:font-name-complex="Calibri" fo:language="en"/>
    </style:style>
    <style:style style:name="P4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5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6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7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8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9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0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1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2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3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4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  <style:text-properties style:font-name="Calibri" style:font-name-complex="Calibri" fo:language="en"/>
    </style:style>
    <style:style style:name="P15" style:parent-style-name="Normal" style:list-style-name="LFO1" style:family="paragraph">
      <style:paragraph-properties fo:widows="0" fo:orphans="0" style:text-autospace="none" fo:margin-left="0.5in" fo:text-indent="-0.25in">
        <style:tab-stops/>
      </style:paragraph-properties>
    </style:style>
    <style:style style:name="T16" style:parent-style-name="DefaultParagraphFont" style:family="text">
      <style:text-properties style:font-name="Calibri" style:font-name-complex="Calibri" fo:language="en"/>
    </style:style>
  </office:automatic-styles>
  <office:body>
    <office:text text:use-soft-page-breaks="true">
      <text:p text:style-name="P1">ReadMe for Run Analysis</text:p>
      <text:p text:style-name="P2">The data was downloaded and stored to a directoy. No manual processing of data took place. Below are the conceptual steps to go from raw data to Output.csv (tidy data).<text:s/></text:p>
      <text:p text:style-name="P3">Note: the R script is one level (folder – R-wd) above the data. Output gets written to the same folder (UCI HAR Dataset) as data</text:p>
      <text:list text:style-name="LFO1" text:continue-numbering="true">
        <text:list-item>
          <text:p text:style-name="P4">setwd</text:p>
        </text:list-item>
        <text:list-item>
          <text:p text:style-name="P5">read test set of files</text:p>
        </text:list-item>
        <text:list-item>
          <text:p text:style-name="P6">read train set of files<text:s/></text:p>
        </text:list-item>
        <text:list-item>
          <text:p text:style-name="P7">Combiine rows of the files (*train &amp; *test) into single using rbind</text:p>
        </text:list-item>
        <text:list-item>
          <text:p text:style-name="P8">read features.txt into a column &amp; label each column with a feature name</text:p>
        </text:list-item>
        <text:list-item>
          <text:p text:style-name="P9">put activity description into activity number column of the data<text:s/></text:p>
        </text:list-item>
        <text:list-item>
          <text:p text:style-name="P10">assign activity labels by corresponding activity number</text:p>
        </text:list-item>
        <text:list-item>
          <text:p text:style-name="P11">assemble a vector of acvity labels and put it in activity table</text:p>
        </text:list-item>
        <text:list-item>
          <text:p text:style-name="P12">assemble the 1st three columns (subjects, activity, and activity_num) of data</text:p>
        </text:list-item>
        <text:list-item>
          <text:p text:style-name="P13">loop over columns to pattern match for mean and std; save columns with pattern match to a data frame</text:p>
        </text:list-item>
        <text:list-item>
          <text:p text:style-name="P14">sort the columns by your choice of column</text:p>
        </text:list-item>
        <text:list-item>
          <text:p text:style-name="P15"><text:span text:style-name="T16">write mean by actitiy and subject for each column to file called output.csv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izaz</meta:initial-creator>
    <dc:creator>Aizaz</dc:creator>
    <meta:creation-date>2014-06-18T02:40:00Z</meta:creation-date>
    <dc:date>2014-06-18T02:40:00Z</dc:date>
    <meta:template xlink:href="Normal" xlink:type="simple"/>
    <meta:editing-cycles>2</meta:editing-cycles>
    <meta:editing-duration>PT60S</meta:editing-duration>
    <meta:document-statistic meta:page-count="1" meta:paragraph-count="1" meta:word-count="149" meta:character-count="999" meta:row-count="7" meta:non-whitespace-character-count="851"/>
  </office:meta>
</office:document-meta>
</file>